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usso One" svg:font-family="'Russo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1%"/>
      <style:text-properties fo:text-transform="uppercase" fo:color="#000000" style:text-outline="true" style:font-name="Russo One" fo:font-size="350pt" fo:letter-spacing="0.3193in" officeooo:rsid="00085d25" officeooo:paragraph-rsid="00085d25" fo:background-color="transparent" style:font-size-asian="350pt" style:font-size-complex="350pt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D <text:soft-page-break/>EF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Russo One" svg:font-family="'Russo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.5in" fo:margin-right="0.5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3:30:58.575806600</meta:creation-date>
    <dc:date>2015-06-06T13:44:19.743176582</dc:date>
    <meta:editing-duration>P0D</meta:editing-duration>
    <meta:editing-cycles>1</meta:editing-cycles>
    <meta:document-statistic meta:table-count="0" meta:image-count="0" meta:object-count="0" meta:page-count="2" meta:paragraph-count="1" meta:word-count="2" meta:character-count="8" meta:non-whitespace-character-count="7"/>
    <meta:generator>LibreOffice/4.2.4.2$Linux_X86_64 LibreOffice_project/420m0$Build-2</meta:generator>
  </office:meta>
</office:document-meta>
</file>